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 style:data-style-name="N30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Nyårsdagen</text:p>
          </table:table-cell>
          <table:table-cell office:value-type="string" calcext:value-type="string">
            <text:p>1 januari</text:p>
          </table:table-cell>
          <table:table-cell table:formula="of:=IF(OR(ISBLANK([.$B2]);[.$B2]=&quot;&quot;);&quot;&quot;;DATEVALUE([.C$1]&amp;&quot;-&quot;&amp;MID([.$B2];3;20)&amp;&quot;-&quot;&amp;LEFT([.$B2];2)))" office:value-type="date" office:date-value="2016-01-01" calcext:value-type="date">
            <text:p>2016-01-01</text:p>
          </table:table-cell>
          <table:table-cell table:style-name="ce1" table:formula="of:=IF(OR(ISBLANK([.$B2]);[.$B2]=&quot;&quot;);&quot;&quot;;DATEVALUE([.D$1]&amp;&quot;-&quot;&amp;MID([.$B2];3;20)&amp;&quot;-&quot;&amp;LEFT([.$B2];2)))" office:value-type="date" office:date-value="2017-01-01" calcext:value-type="date">
            <text:p>2017-01-01</text:p>
          </table:table-cell>
          <table:table-cell table:style-name="ce1" table:formula="of:=IF(OR(ISBLANK([.$B2]);[.$B2]=&quot;&quot;);&quot;&quot;;DATEVALUE([.E$1]&amp;&quot;-&quot;&amp;MID([.$B2];3;20)&amp;&quot;-&quot;&amp;LEFT([.$B2];2)))" office:value-type="date" office:date-value="2018-01-01" calcext:value-type="date">
            <text:p>2018-01-01</text:p>
          </table:table-cell>
        </table:table-row>
        <table:table-row table:style-name="ro1">
          <table:table-cell office:value-type="string" calcext:value-type="string">
            <text:p>Trettondedag jul</text:p>
          </table:table-cell>
          <table:table-cell office:value-type="string" calcext:value-type="string">
            <text:p>6 januari</text:p>
          </table:table-cell>
          <table:table-cell table:formula="of:=IF(OR(ISBLANK([.$B3]);[.$B3]=&quot;&quot;);&quot;&quot;;DATEVALUE([.C$1]&amp;&quot;-&quot;&amp;MID([.$B3];3;20)&amp;&quot;-&quot;&amp;LEFT([.$B3];2)))" office:value-type="date" office:date-value="2016-01-06" calcext:value-type="date">
            <text:p>2016-01-06</text:p>
          </table:table-cell>
          <table:table-cell table:style-name="ce1" table:formula="of:=IF(OR(ISBLANK([.$B3]);[.$B3]=&quot;&quot;);&quot;&quot;;DATEVALUE([.D$1]&amp;&quot;-&quot;&amp;MID([.$B3];3;20)&amp;&quot;-&quot;&amp;LEFT([.$B3];2)))" office:value-type="date" office:date-value="2017-01-06" calcext:value-type="date">
            <text:p>2017-01-06</text:p>
          </table:table-cell>
          <table:table-cell table:style-name="ce1" table:formula="of:=IF(OR(ISBLANK([.$B3]);[.$B3]=&quot;&quot;);&quot;&quot;;DATEVALUE([.E$1]&amp;&quot;-&quot;&amp;MID([.$B3];3;20)&amp;&quot;-&quot;&amp;LEFT([.$B3];2)))" office:value-type="date" office:date-value="2018-01-06" calcext:value-type="date">
            <text:p>2018-01-06</text:p>
          </table:table-cell>
        </table:table-row>
        <table:table-row table:style-name="ro1">
          <table:table-cell office:value-type="string" calcext:value-type="string">
            <text:p>Första maj</text:p>
          </table:table-cell>
          <table:table-cell office:value-type="string" calcext:value-type="string">
            <text:p>1 maj</text:p>
          </table:table-cell>
          <table:table-cell table:formula="of:=IF(OR(ISBLANK([.$B4]);[.$B4]=&quot;&quot;);&quot;&quot;;DATEVALUE([.C$1]&amp;&quot;-&quot;&amp;MID([.$B4];3;20)&amp;&quot;-&quot;&amp;LEFT([.$B4];2)))" office:value-type="date" office:date-value="2016-05-01" calcext:value-type="date">
            <text:p>2016-05-01</text:p>
          </table:table-cell>
          <table:table-cell table:style-name="ce1" table:formula="of:=IF(OR(ISBLANK([.$B4]);[.$B4]=&quot;&quot;);&quot;&quot;;DATEVALUE([.D$1]&amp;&quot;-&quot;&amp;MID([.$B4];3;20)&amp;&quot;-&quot;&amp;LEFT([.$B4];2)))" office:value-type="date" office:date-value="2017-05-01" calcext:value-type="date">
            <text:p>2017-05-01</text:p>
          </table:table-cell>
          <table:table-cell table:style-name="ce1" table:formula="of:=IF(OR(ISBLANK([.$B4]);[.$B4]=&quot;&quot;);&quot;&quot;;DATEVALUE([.E$1]&amp;&quot;-&quot;&amp;MID([.$B4];3;20)&amp;&quot;-&quot;&amp;LEFT([.$B4];2)))" office:value-type="date" office:date-value="2018-05-01" calcext:value-type="date">
            <text:p>2018-05-01</text:p>
          </table:table-cell>
        </table:table-row>
        <table:table-row table:style-name="ro1">
          <table:table-cell office:value-type="string" calcext:value-type="string">
            <text:p>Långfredagen</text:p>
          </table:table-cell>
          <table:table-cell/>
          <table:table-cell table:formula="of:=ORG.OPENOFFICE.EASTERSUNDAY([.C$1])-2" office:value-type="date" office:date-value="2016-03-25" calcext:value-type="date">
            <text:p>2016-03-25</text:p>
          </table:table-cell>
          <table:table-cell table:style-name="ce1" table:formula="of:=ORG.OPENOFFICE.EASTERSUNDAY([.D$1])-2" office:value-type="date" office:date-value="2017-04-14" calcext:value-type="date">
            <text:p>2017-04-14</text:p>
          </table:table-cell>
          <table:table-cell table:style-name="ce1" table:formula="of:=ORG.OPENOFFICE.EASTERSUNDAY([.E$1])-2" office:value-type="date" office:date-value="2018-03-30" calcext:value-type="date">
            <text:p>2018-03-30</text:p>
          </table:table-cell>
        </table:table-row>
        <table:table-row table:style-name="ro1">
          <table:table-cell office:value-type="string" calcext:value-type="string">
            <text:p>Påskdagen</text:p>
          </table:table-cell>
          <table:table-cell/>
          <table:table-cell table:formula="of:=ORG.OPENOFFICE.EASTERSUNDAY([.C$1])" office:value-type="date" office:date-value="2016-03-27" calcext:value-type="date">
            <text:p>2016-03-27</text:p>
          </table:table-cell>
          <table:table-cell table:style-name="ce1" table:formula="of:=ORG.OPENOFFICE.EASTERSUNDAY([.D$1])" office:value-type="date" office:date-value="2017-04-16" calcext:value-type="date">
            <text:p>2017-04-16</text:p>
          </table:table-cell>
          <table:table-cell table:style-name="ce1" table:formula="of:=ORG.OPENOFFICE.EASTERSUNDAY([.E$1])" office:value-type="date" office:date-value="2018-04-01" calcext:value-type="date">
            <text:p>2018-04-01</text:p>
          </table:table-cell>
        </table:table-row>
        <table:table-row table:style-name="ro1">
          <table:table-cell office:value-type="string" calcext:value-type="string">
            <text:p>Annandag påsk</text:p>
          </table:table-cell>
          <table:table-cell/>
          <table:table-cell table:formula="of:=ORG.OPENOFFICE.EASTERSUNDAY([.C$1])+1" office:value-type="date" office:date-value="2016-03-28" calcext:value-type="date">
            <text:p>2016-03-28</text:p>
          </table:table-cell>
          <table:table-cell table:style-name="ce1" table:formula="of:=ORG.OPENOFFICE.EASTERSUNDAY([.D$1])+1" office:value-type="date" office:date-value="2017-04-17" calcext:value-type="date">
            <text:p>2017-04-17</text:p>
          </table:table-cell>
          <table:table-cell table:style-name="ce1" table:formula="of:=ORG.OPENOFFICE.EASTERSUNDAY([.E$1])+1" office:value-type="date" office:date-value="2018-04-02" calcext:value-type="date">
            <text:p>2018-04-02</text:p>
          </table:table-cell>
        </table:table-row>
        <table:table-row table:style-name="ro1">
          <table:table-cell office:value-type="string" calcext:value-type="string">
            <text:p>Kristi himmelfärdsdag</text:p>
          </table:table-cell>
          <table:table-cell/>
          <table:table-cell office:value-type="date" office:date-value="2016-05-05" calcext:value-type="date">
            <text:p>2016-05-05</text:p>
          </table:table-cell>
          <table:table-cell table:style-name="ce1" office:value-type="date" office:date-value="2017-05-25" calcext:value-type="date">
            <text:p>2017-05-25</text:p>
          </table:table-cell>
          <table:table-cell table:style-name="ce1" office:value-type="date" office:date-value="2017-05-26" calcext:value-type="date">
            <text:p>2017-05-26</text:p>
          </table:table-cell>
        </table:table-row>
        <table:table-row table:style-name="ro1">
          <table:table-cell office:value-type="string" calcext:value-type="string">
            <text:p>Pingstdagen</text:p>
          </table:table-cell>
          <table:table-cell/>
          <table:table-cell office:value-type="date" office:date-value="2016-05-15" calcext:value-type="date">
            <text:p>2016-05-15</text:p>
          </table:table-cell>
          <table:table-cell table:style-name="ce1" office:value-type="date" office:date-value="2017-06-04" calcext:value-type="date">
            <text:p>2017-06-04</text:p>
          </table:table-cell>
          <table:table-cell table:style-name="ce1" office:value-type="date" office:date-value="2017-06-05" calcext:value-type="date">
            <text:p>2017-06-05</text:p>
          </table:table-cell>
        </table:table-row>
        <table:table-row table:style-name="ro1">
          <table:table-cell office:value-type="string" calcext:value-type="string">
            <text:p>Nationaldagen</text:p>
          </table:table-cell>
          <table:table-cell office:value-type="string" calcext:value-type="string">
            <text:p>6 juni</text:p>
          </table:table-cell>
          <table:table-cell table:formula="of:=IF(OR(ISBLANK([.$B10]);[.$B10]=&quot;&quot;);&quot;&quot;;DATEVALUE([.C$1]&amp;&quot;-&quot;&amp;MID([.$B10];3;20)&amp;&quot;-&quot;&amp;LEFT([.$B10];2)))" office:value-type="date" office:date-value="2016-06-06" calcext:value-type="date">
            <text:p>2016-06-06</text:p>
          </table:table-cell>
          <table:table-cell table:style-name="ce1" table:formula="of:=IF(OR(ISBLANK([.$B10]);[.$B10]=&quot;&quot;);&quot;&quot;;DATEVALUE([.D$1]&amp;&quot;-&quot;&amp;MID([.$B10];3;20)&amp;&quot;-&quot;&amp;LEFT([.$B10];2)))" office:value-type="date" office:date-value="2017-06-06" calcext:value-type="date">
            <text:p>2017-06-06</text:p>
          </table:table-cell>
          <table:table-cell table:style-name="ce1" table:formula="of:=IF(OR(ISBLANK([.$B10]);[.$B10]=&quot;&quot;);&quot;&quot;;DATEVALUE([.E$1]&amp;&quot;-&quot;&amp;MID([.$B10];3;20)&amp;&quot;-&quot;&amp;LEFT([.$B10];2)))" office:value-type="date" office:date-value="2018-06-06" calcext:value-type="date">
            <text:p>2018-06-06</text:p>
          </table:table-cell>
        </table:table-row>
        <table:table-row table:style-name="ro1">
          <table:table-cell office:value-type="string" calcext:value-type="string">
            <text:p>Midsommardagen</text:p>
          </table:table-cell>
          <table:table-cell/>
          <table:table-cell office:value-type="date" office:date-value="2016-06-25" calcext:value-type="date">
            <text:p>2016-06-25</text:p>
          </table:table-cell>
          <table:table-cell table:style-name="ce1" office:value-type="date" office:date-value="2017-06-24" calcext:value-type="date">
            <text:p>2017-06-24</text:p>
          </table:table-cell>
          <table:table-cell table:style-name="ce1" office:value-type="date" office:date-value="2017-06-25" calcext:value-type="date">
            <text:p>2017-06-25</text:p>
          </table:table-cell>
        </table:table-row>
        <table:table-row table:style-name="ro1">
          <table:table-cell office:value-type="string" calcext:value-type="string">
            <text:p>Alla helgons dag</text:p>
          </table:table-cell>
          <table:table-cell/>
          <table:table-cell office:value-type="date" office:date-value="2016-11-05" calcext:value-type="date">
            <text:p>2016-11-05</text:p>
          </table:table-cell>
          <table:table-cell table:style-name="ce1" office:value-type="date" office:date-value="2017-11-04" calcext:value-type="date">
            <text:p>2017-11-04</text:p>
          </table:table-cell>
          <table:table-cell table:style-name="ce1" office:value-type="date" office:date-value="2017-11-05" calcext:value-type="date">
            <text:p>2017-11-05</text:p>
          </table:table-cell>
        </table:table-row>
        <table:table-row table:style-name="ro1">
          <table:table-cell office:value-type="string" calcext:value-type="string">
            <text:p>Juldagen</text:p>
          </table:table-cell>
          <table:table-cell office:value-type="string" calcext:value-type="string">
            <text:p>25 december</text:p>
          </table:table-cell>
          <table:table-cell table:formula="of:=IF(OR(ISBLANK([.$B13]);[.$B13]=&quot;&quot;);&quot;&quot;;DATEVALUE([.C$1]&amp;&quot;-&quot;&amp;MID([.$B13];3;20)&amp;&quot;-&quot;&amp;LEFT([.$B13];2)))" office:value-type="date" office:date-value="2016-12-25" calcext:value-type="date">
            <text:p>2016-12-25</text:p>
          </table:table-cell>
          <table:table-cell table:style-name="ce1" table:formula="of:=IF(OR(ISBLANK([.$B13]);[.$B13]=&quot;&quot;);&quot;&quot;;DATEVALUE([.D$1]&amp;&quot;-&quot;&amp;MID([.$B13];3;20)&amp;&quot;-&quot;&amp;LEFT([.$B13];2)))" office:value-type="date" office:date-value="2017-12-25" calcext:value-type="date">
            <text:p>2017-12-25</text:p>
          </table:table-cell>
          <table:table-cell table:style-name="ce1" table:formula="of:=IF(OR(ISBLANK([.$B13]);[.$B13]=&quot;&quot;);&quot;&quot;;DATEVALUE([.E$1]&amp;&quot;-&quot;&amp;MID([.$B13];3;20)&amp;&quot;-&quot;&amp;LEFT([.$B13];2)))" office:value-type="date" office:date-value="2018-12-25" calcext:value-type="date">
            <text:p>2018-12-25</text:p>
          </table:table-cell>
        </table:table-row>
        <table:table-row table:style-name="ro1">
          <table:table-cell office:value-type="string" calcext:value-type="string">
            <text:p>Annandag jul</text:p>
          </table:table-cell>
          <table:table-cell office:value-type="string" calcext:value-type="string">
            <text:p>26 december</text:p>
          </table:table-cell>
          <table:table-cell table:formula="of:=IF(OR(ISBLANK([.$B14]);[.$B14]=&quot;&quot;);&quot;&quot;;DATEVALUE([.C$1]&amp;&quot;-&quot;&amp;MID([.$B14];3;20)&amp;&quot;-&quot;&amp;LEFT([.$B14];2)))" office:value-type="date" office:date-value="2016-12-26" calcext:value-type="date">
            <text:p>2016-12-26</text:p>
          </table:table-cell>
          <table:table-cell table:style-name="ce1" table:formula="of:=IF(OR(ISBLANK([.$B14]);[.$B14]=&quot;&quot;);&quot;&quot;;DATEVALUE([.D$1]&amp;&quot;-&quot;&amp;MID([.$B14];3;20)&amp;&quot;-&quot;&amp;LEFT([.$B14];2)))" office:value-type="date" office:date-value="2017-12-26" calcext:value-type="date">
            <text:p>2017-12-26</text:p>
          </table:table-cell>
          <table:table-cell table:style-name="ce1" table:formula="of:=IF(OR(ISBLANK([.$B14]);[.$B14]=&quot;&quot;);&quot;&quot;;DATEVALUE([.E$1]&amp;&quot;-&quot;&amp;MID([.$B14];3;20)&amp;&quot;-&quot;&amp;LEFT([.$B14];2)))" office:value-type="date" office:date-value="2018-12-26" calcext:value-type="date">
            <text:p>2018-12-26</text:p>
          </table:table-cell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16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table:formula="of:=[Sheet1.A2]" office:value-type="string" office:string-value="Nyårsdagen" calcext:value-type="string">
            <text:p>Nyårsdagen</text:p>
          </table:table-cell>
          <table:table-cell table:formula="of:=[Sheet1.C2]" office:value-type="date" office:date-value="2016-01-01" calcext:value-type="date">
            <text:p>2016-01-01</text:p>
          </table:table-cell>
        </table:table-row>
        <table:table-row table:style-name="ro1">
          <table:table-cell table:formula="of:=[Sheet1.A3]" office:value-type="string" office:string-value="Trettondedag jul" calcext:value-type="string">
            <text:p>Trettondedag jul</text:p>
          </table:table-cell>
          <table:table-cell table:formula="of:=[Sheet1.C3]" office:value-type="date" office:date-value="2016-01-06" calcext:value-type="date">
            <text:p>2016-01-06</text:p>
          </table:table-cell>
        </table:table-row>
        <table:table-row table:style-name="ro1">
          <table:table-cell table:formula="of:=[Sheet1.A4]" office:value-type="string" office:string-value="Första maj" calcext:value-type="string">
            <text:p>Första maj</text:p>
          </table:table-cell>
          <table:table-cell table:formula="of:=[Sheet1.C4]" office:value-type="date" office:date-value="2016-05-01" calcext:value-type="date">
            <text:p>2016-05-01</text:p>
          </table:table-cell>
        </table:table-row>
        <table:table-row table:style-name="ro1">
          <table:table-cell table:formula="of:=[Sheet1.A5]" office:value-type="string" office:string-value="Långfredagen" calcext:value-type="string">
            <text:p>Långfredagen</text:p>
          </table:table-cell>
          <table:table-cell table:formula="of:=[Sheet1.C5]" office:value-type="date" office:date-value="2016-03-25" calcext:value-type="date">
            <text:p>2016-03-25</text:p>
          </table:table-cell>
        </table:table-row>
        <table:table-row table:style-name="ro1">
          <table:table-cell table:formula="of:=[Sheet1.A6]" office:value-type="string" office:string-value="Påskdagen" calcext:value-type="string">
            <text:p>Påskdagen</text:p>
          </table:table-cell>
          <table:table-cell table:formula="of:=[Sheet1.C6]" office:value-type="date" office:date-value="2016-03-27" calcext:value-type="date">
            <text:p>2016-03-27</text:p>
          </table:table-cell>
        </table:table-row>
        <table:table-row table:style-name="ro1">
          <table:table-cell table:formula="of:=[Sheet1.A7]" office:value-type="string" office:string-value="Annandag påsk" calcext:value-type="string">
            <text:p>Annandag påsk</text:p>
          </table:table-cell>
          <table:table-cell table:formula="of:=[Sheet1.C7]" office:value-type="date" office:date-value="2016-03-28" calcext:value-type="date">
            <text:p>2016-03-28</text:p>
          </table:table-cell>
        </table:table-row>
        <table:table-row table:style-name="ro1">
          <table:table-cell table:formula="of:=[Sheet1.A8]" office:value-type="string" office:string-value="Kristi himmelfärdsdag" calcext:value-type="string">
            <text:p>Kristi himmelfärdsdag</text:p>
          </table:table-cell>
          <table:table-cell table:formula="of:=[Sheet1.C8]" office:value-type="date" office:date-value="2016-05-05" calcext:value-type="date">
            <text:p>2016-05-05</text:p>
          </table:table-cell>
        </table:table-row>
        <table:table-row table:style-name="ro1">
          <table:table-cell table:formula="of:=[Sheet1.A9]" office:value-type="string" office:string-value="Pingstdagen" calcext:value-type="string">
            <text:p>Pingstdagen</text:p>
          </table:table-cell>
          <table:table-cell table:formula="of:=[Sheet1.C9]" office:value-type="date" office:date-value="2016-05-15" calcext:value-type="date">
            <text:p>2016-05-15</text:p>
          </table:table-cell>
        </table:table-row>
        <table:table-row table:style-name="ro1">
          <table:table-cell table:formula="of:=[Sheet1.A10]" office:value-type="string" office:string-value="Nationaldagen" calcext:value-type="string">
            <text:p>Nationaldagen</text:p>
          </table:table-cell>
          <table:table-cell table:formula="of:=[Sheet1.C10]" office:value-type="date" office:date-value="2016-06-06" calcext:value-type="date">
            <text:p>2016-06-06</text:p>
          </table:table-cell>
        </table:table-row>
        <table:table-row table:style-name="ro1">
          <table:table-cell table:formula="of:=[Sheet1.A11]" office:value-type="string" office:string-value="Midsommardagen" calcext:value-type="string">
            <text:p>Midsommardagen</text:p>
          </table:table-cell>
          <table:table-cell table:formula="of:=[Sheet1.C11]" office:value-type="date" office:date-value="2016-06-25" calcext:value-type="date">
            <text:p>2016-06-25</text:p>
          </table:table-cell>
        </table:table-row>
        <table:table-row table:style-name="ro1">
          <table:table-cell table:formula="of:=[Sheet1.A12]" office:value-type="string" office:string-value="Alla helgons dag" calcext:value-type="string">
            <text:p>Alla helgons dag</text:p>
          </table:table-cell>
          <table:table-cell table:formula="of:=[Sheet1.C12]" office:value-type="date" office:date-value="2016-11-05" calcext:value-type="date">
            <text:p>2016-11-05</text:p>
          </table:table-cell>
        </table:table-row>
        <table:table-row table:style-name="ro1">
          <table:table-cell table:formula="of:=[Sheet1.A13]" office:value-type="string" office:string-value="Juldagen" calcext:value-type="string">
            <text:p>Juldagen</text:p>
          </table:table-cell>
          <table:table-cell table:formula="of:=[Sheet1.C13]" office:value-type="date" office:date-value="2016-12-25" calcext:value-type="date">
            <text:p>2016-12-25</text:p>
          </table:table-cell>
        </table:table-row>
        <table:table-row table:style-name="ro1">
          <table:table-cell table:formula="of:=[Sheet1.A14]" office:value-type="string" office:string-value="Annandag jul" calcext:value-type="string">
            <text:p>Annandag jul</text:p>
          </table:table-cell>
          <table:table-cell table:formula="of:=[Sheet1.C14]" office:value-type="date" office:date-value="2016-12-26" calcext:value-type="date">
            <text:p>2016-12-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017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table:formula="of:=['2016'.A1]" office:value-type="string" office:string-value="Nyårsdagen" calcext:value-type="string">
            <text:p>Nyårsdagen</text:p>
          </table:table-cell>
          <table:table-cell table:formula="of:=[Sheet1.D2]" office:value-type="date" office:date-value="2017-01-01" calcext:value-type="date">
            <text:p>2017-01-01</text:p>
          </table:table-cell>
        </table:table-row>
        <table:table-row table:style-name="ro1">
          <table:table-cell table:formula="of:=['2016'.A2]" office:value-type="string" office:string-value="Trettondedag jul" calcext:value-type="string">
            <text:p>Trettondedag jul</text:p>
          </table:table-cell>
          <table:table-cell table:formula="of:=[Sheet1.D3]" office:value-type="date" office:date-value="2017-01-06" calcext:value-type="date">
            <text:p>2017-01-06</text:p>
          </table:table-cell>
        </table:table-row>
        <table:table-row table:style-name="ro1">
          <table:table-cell table:formula="of:=['2016'.A3]" office:value-type="string" office:string-value="Första maj" calcext:value-type="string">
            <text:p>Första maj</text:p>
          </table:table-cell>
          <table:table-cell table:formula="of:=[Sheet1.D4]" office:value-type="date" office:date-value="2017-05-01" calcext:value-type="date">
            <text:p>2017-05-01</text:p>
          </table:table-cell>
        </table:table-row>
        <table:table-row table:style-name="ro1">
          <table:table-cell table:formula="of:=['2016'.A4]" office:value-type="string" office:string-value="Långfredagen" calcext:value-type="string">
            <text:p>Långfredagen</text:p>
          </table:table-cell>
          <table:table-cell table:formula="of:=[Sheet1.D5]" office:value-type="date" office:date-value="2017-04-14" calcext:value-type="date">
            <text:p>2017-04-14</text:p>
          </table:table-cell>
        </table:table-row>
        <table:table-row table:style-name="ro1">
          <table:table-cell table:formula="of:=['2016'.A5]" office:value-type="string" office:string-value="Påskdagen" calcext:value-type="string">
            <text:p>Påskdagen</text:p>
          </table:table-cell>
          <table:table-cell table:formula="of:=[Sheet1.D6]" office:value-type="date" office:date-value="2017-04-16" calcext:value-type="date">
            <text:p>2017-04-16</text:p>
          </table:table-cell>
        </table:table-row>
        <table:table-row table:style-name="ro1">
          <table:table-cell table:formula="of:=['2016'.A6]" office:value-type="string" office:string-value="Annandag påsk" calcext:value-type="string">
            <text:p>Annandag påsk</text:p>
          </table:table-cell>
          <table:table-cell table:formula="of:=[Sheet1.D7]" office:value-type="date" office:date-value="2017-04-17" calcext:value-type="date">
            <text:p>2017-04-17</text:p>
          </table:table-cell>
        </table:table-row>
        <table:table-row table:style-name="ro1">
          <table:table-cell table:formula="of:=['2016'.A7]" office:value-type="string" office:string-value="Kristi himmelfärdsdag" calcext:value-type="string">
            <text:p>Kristi himmelfärdsdag</text:p>
          </table:table-cell>
          <table:table-cell table:formula="of:=[Sheet1.D8]" office:value-type="date" office:date-value="2017-05-25" calcext:value-type="date">
            <text:p>2017-05-25</text:p>
          </table:table-cell>
        </table:table-row>
        <table:table-row table:style-name="ro1">
          <table:table-cell table:formula="of:=['2016'.A8]" office:value-type="string" office:string-value="Pingstdagen" calcext:value-type="string">
            <text:p>Pingstdagen</text:p>
          </table:table-cell>
          <table:table-cell table:formula="of:=[Sheet1.D9]" office:value-type="date" office:date-value="2017-06-04" calcext:value-type="date">
            <text:p>2017-06-04</text:p>
          </table:table-cell>
        </table:table-row>
        <table:table-row table:style-name="ro1">
          <table:table-cell table:formula="of:=['2016'.A9]" office:value-type="string" office:string-value="Nationaldagen" calcext:value-type="string">
            <text:p>Nationaldagen</text:p>
          </table:table-cell>
          <table:table-cell table:formula="of:=[Sheet1.D10]" office:value-type="date" office:date-value="2017-06-06" calcext:value-type="date">
            <text:p>2017-06-06</text:p>
          </table:table-cell>
        </table:table-row>
        <table:table-row table:style-name="ro1">
          <table:table-cell table:formula="of:=['2016'.A10]" office:value-type="string" office:string-value="Midsommardagen" calcext:value-type="string">
            <text:p>Midsommardagen</text:p>
          </table:table-cell>
          <table:table-cell table:formula="of:=[Sheet1.D11]" office:value-type="date" office:date-value="2017-06-24" calcext:value-type="date">
            <text:p>2017-06-24</text:p>
          </table:table-cell>
        </table:table-row>
        <table:table-row table:style-name="ro1">
          <table:table-cell table:formula="of:=['2016'.A11]" office:value-type="string" office:string-value="Alla helgons dag" calcext:value-type="string">
            <text:p>Alla helgons dag</text:p>
          </table:table-cell>
          <table:table-cell table:formula="of:=[Sheet1.D12]" office:value-type="date" office:date-value="2017-11-04" calcext:value-type="date">
            <text:p>2017-11-04</text:p>
          </table:table-cell>
        </table:table-row>
        <table:table-row table:style-name="ro1">
          <table:table-cell table:formula="of:=['2016'.A12]" office:value-type="string" office:string-value="Juldagen" calcext:value-type="string">
            <text:p>Juldagen</text:p>
          </table:table-cell>
          <table:table-cell table:formula="of:=[Sheet1.D13]" office:value-type="date" office:date-value="2017-12-25" calcext:value-type="date">
            <text:p>2017-12-25</text:p>
          </table:table-cell>
        </table:table-row>
        <table:table-row table:style-name="ro1">
          <table:table-cell table:formula="of:=['2016'.A13]" office:value-type="string" office:string-value="Annandag jul" calcext:value-type="string">
            <text:p>Annandag jul</text:p>
          </table:table-cell>
          <table:table-cell table:formula="of:=[Sheet1.D14]" office:value-type="date" office:date-value="2017-12-26" calcext:value-type="date">
            <text:p>2017-12-26</text:p>
          </table:table-cell>
        </table:table-row>
      </table:table>
      <table:table table:name="2018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table:formula="of:=['2017'.A1]" office:value-type="string" office:string-value="Nyårsdagen" calcext:value-type="string">
            <text:p>Nyårsdagen</text:p>
          </table:table-cell>
          <table:table-cell table:formula="of:=[$Sheet1.E2]" office:value-type="date" office:date-value="2018-01-01" calcext:value-type="date">
            <text:p>2018-01-01</text:p>
          </table:table-cell>
        </table:table-row>
        <table:table-row table:style-name="ro1">
          <table:table-cell table:formula="of:=['2017'.A2]" office:value-type="string" office:string-value="Trettondedag jul" calcext:value-type="string">
            <text:p>Trettondedag jul</text:p>
          </table:table-cell>
          <table:table-cell table:formula="of:=[$Sheet1.E3]" office:value-type="date" office:date-value="2018-01-06" calcext:value-type="date">
            <text:p>2018-01-06</text:p>
          </table:table-cell>
        </table:table-row>
        <table:table-row table:style-name="ro1">
          <table:table-cell table:formula="of:=['2017'.A3]" office:value-type="string" office:string-value="Första maj" calcext:value-type="string">
            <text:p>Första maj</text:p>
          </table:table-cell>
          <table:table-cell table:formula="of:=[$Sheet1.E4]" office:value-type="date" office:date-value="2018-05-01" calcext:value-type="date">
            <text:p>2018-05-01</text:p>
          </table:table-cell>
        </table:table-row>
        <table:table-row table:style-name="ro1">
          <table:table-cell table:formula="of:=['2017'.A4]" office:value-type="string" office:string-value="Långfredagen" calcext:value-type="string">
            <text:p>Långfredagen</text:p>
          </table:table-cell>
          <table:table-cell table:formula="of:=[$Sheet1.E5]" office:value-type="date" office:date-value="2018-03-30" calcext:value-type="date">
            <text:p>2018-03-30</text:p>
          </table:table-cell>
        </table:table-row>
        <table:table-row table:style-name="ro1">
          <table:table-cell table:formula="of:=['2017'.A5]" office:value-type="string" office:string-value="Påskdagen" calcext:value-type="string">
            <text:p>Påskdagen</text:p>
          </table:table-cell>
          <table:table-cell table:formula="of:=[$Sheet1.E6]" office:value-type="date" office:date-value="2018-04-01" calcext:value-type="date">
            <text:p>2018-04-01</text:p>
          </table:table-cell>
        </table:table-row>
        <table:table-row table:style-name="ro1">
          <table:table-cell table:formula="of:=['2017'.A6]" office:value-type="string" office:string-value="Annandag påsk" calcext:value-type="string">
            <text:p>Annandag påsk</text:p>
          </table:table-cell>
          <table:table-cell table:formula="of:=[$Sheet1.E7]" office:value-type="date" office:date-value="2018-04-02" calcext:value-type="date">
            <text:p>2018-04-02</text:p>
          </table:table-cell>
        </table:table-row>
        <table:table-row table:style-name="ro1">
          <table:table-cell table:formula="of:=['2017'.A7]" office:value-type="string" office:string-value="Kristi himmelfärdsdag" calcext:value-type="string">
            <text:p>Kristi himmelfärdsdag</text:p>
          </table:table-cell>
          <table:table-cell office:value-type="date" office:date-value="2018-05-10" calcext:value-type="date">
            <text:p>2018-05-10</text:p>
          </table:table-cell>
        </table:table-row>
        <table:table-row table:style-name="ro1">
          <table:table-cell table:formula="of:=['2017'.A8]" office:value-type="string" office:string-value="Pingstdagen" calcext:value-type="string">
            <text:p>Pingstdagen</text:p>
          </table:table-cell>
          <table:table-cell office:value-type="date" office:date-value="2018-05-20" calcext:value-type="date">
            <text:p>2018-05-20</text:p>
          </table:table-cell>
        </table:table-row>
        <table:table-row table:style-name="ro1">
          <table:table-cell table:formula="of:=['2017'.A9]" office:value-type="string" office:string-value="Nationaldagen" calcext:value-type="string">
            <text:p>Nationaldagen</text:p>
          </table:table-cell>
          <table:table-cell table:formula="of:=[$Sheet1.E10]" office:value-type="date" office:date-value="2018-06-06" calcext:value-type="date">
            <text:p>2018-06-06</text:p>
          </table:table-cell>
        </table:table-row>
        <table:table-row table:style-name="ro1">
          <table:table-cell table:formula="of:=['2017'.A10]" office:value-type="string" office:string-value="Midsommardagen" calcext:value-type="string">
            <text:p>Midsommardagen</text:p>
          </table:table-cell>
          <table:table-cell office:value-type="date" office:date-value="2018-06-23" calcext:value-type="date">
            <text:p>2018-06-23</text:p>
          </table:table-cell>
        </table:table-row>
        <table:table-row table:style-name="ro1">
          <table:table-cell table:formula="of:=['2017'.A11]" office:value-type="string" office:string-value="Alla helgons dag" calcext:value-type="string">
            <text:p>Alla helgons dag</text:p>
          </table:table-cell>
          <table:table-cell office:value-type="date" office:date-value="2018-11-03" calcext:value-type="date">
            <text:p>2018-11-03</text:p>
          </table:table-cell>
        </table:table-row>
        <table:table-row table:style-name="ro1">
          <table:table-cell table:formula="of:=['2017'.A12]" office:value-type="string" office:string-value="Juldagen" calcext:value-type="string">
            <text:p>Juldagen</text:p>
          </table:table-cell>
          <table:table-cell table:formula="of:=[$Sheet1.E13]" office:value-type="date" office:date-value="2018-12-25" calcext:value-type="date">
            <text:p>2018-12-25</text:p>
          </table:table-cell>
        </table:table-row>
        <table:table-row table:style-name="ro1">
          <table:table-cell table:formula="of:=['2017'.A13]" office:value-type="string" office:string-value="Annandag jul" calcext:value-type="string">
            <text:p>Annandag jul</text:p>
          </table:table-cell>
          <table:table-cell table:formula="of:=[$Sheet1.E14]" office:value-type="date" office:date-value="2018-12-26" calcext:value-type="date">
            <text:p>2018-12-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00-00-00</text:date>, <text:time style:data-style-name="N2" text:time-value="22:43:38.148035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21:43:21.871355684</meta:creation-date>
    <meta:generator>LibreOffice/4.2.8.2$Linux_x86 LibreOffice_project/420m0$Build-2</meta:generator>
    <dc:date>2017-12-17T22:54:39.202179904</dc:date>
    <meta:editing-duration>PT8M16S</meta:editing-duration>
    <meta:editing-cycles>5</meta:editing-cycles>
    <meta:document-statistic meta:table-count="4" meta:cell-count="139" meta:object-count="0"/>
  </office:meta>
</office:document-meta>
</file>